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font-name="Times New Roman" fo:font-size="8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align="center" fo:text-indent="0cm">
        <style:tab-stops>
          <style:tab-stop style:position="8.001cm"/>
        </style:tab-stops>
      </style:paragraph-properties>
    </style:style>
    <style:style style:name="P6" style:family="paragraph">
      <style:paragraph-properties fo:margin-left="0cm" fo:margin-right="0cm" fo:text-align="center" fo:text-indent="0cm"/>
      <style:text-properties style:font-name="Times New Roman" fo:font-size="80pt" fo:font-weight="bold"/>
    </style:style>
    <style:style style:name="T1" style:family="text">
      <style:text-properties style:font-name="Arial Black" fo:font-size="60pt" fo:font-style="normal" fo:font-weight="bold"/>
    </style:style>
    <style:style style:name="T2" style:family="text">
      <style:text-properties fo:color="#000000" style:font-name="Arial Black" fo:font-size="15pt" fo:font-style="normal" fo:font-weight="bold"/>
    </style:style>
    <style:style style:name="T3" style:family="text">
      <style:text-properties fo:color="#ffffff" style:font-name="Arial Black" fo:font-size="60pt" fo:font-style="normal" fo:font-weight="bold"/>
    </style:style>
    <style:style style:name="T4" style:family="text">
      <style:text-properties fo:color="#ffffff" style:font-name="Arial Black" fo:font-size="60pt" fo:language="pl" fo:country="PL" fo:font-style="normal" fo:font-weight="bold"/>
    </style:style>
    <style:style style:name="T5" style:family="text">
      <style:text-properties fo:color="#000000" style:font-name="Arial Black" fo:font-size="15pt" fo:language="pl" fo:country="PL" fo:font-style="normal" fo:font-weight="bold"/>
    </style:style>
    <style:style style:name="T6" style:family="text">
      <style:text-properties style:font-name="Arial Black" fo:font-size="60pt" fo:language="pl" fo:country="PL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 Miłością,</text:span><text:span text:style-name="T1"><text:line-break/></text:span><text:span text:style-name="T2">ppp</text:span><text:span text:style-name="T1"><text:line-break/></text:span><text:span text:style-name="T1">Jesteś Miłością,</text:span><text:span text:style-name="T1"><text:line-break/></text:span><text:span text:style-name="T2">ppp</text:span><text:span text:style-name="T1"><text:line-break/></text:span><text:span text:style-name="T1">Jesteś Miłością /x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3">Uwielbiamy Cię,</text:span><text:span text:style-name="T3"><text:line-break/></text:span><text:span text:style-name="T2">ppp</text:span><text:span text:style-name="T3"><text:line-break/></text:span><text:span text:style-name="T3">Uwielbiamy Cię,</text:span><text:span text:style-name="T3"><text:line-break/></text:span><text:span text:style-name="T2">ppp</text:span><text:span text:style-name="T3"><text:line-break/></text:span><text:span text:style-name="T1">Uwielbiamy Cię /x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5"><text:span text:style-name="T4">Jesteś Radością,</text:span><text:span text:style-name="T4"><text:line-break/></text:span><text:span text:style-name="T5">ppp</text:span><text:span text:style-name="T4"><text:line-break/></text:span><text:span text:style-name="T4">Jesteś Radością,</text:span><text:span text:style-name="T4"><text:line-break/></text:span><text:span text:style-name="T5">ppp</text:span><text:span text:style-name="T4"><text:line-break/></text:span><text:span text:style-name="T6">Jesteś Radością /x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3">Uwielbiamy Cię,</text:span><text:span text:style-name="T3"><text:line-break/></text:span><text:span text:style-name="T2">ppp</text:span><text:span text:style-name="T3"><text:line-break/></text:span><text:span text:style-name="T3">Uwielbiamy Cię,</text:span><text:span text:style-name="T3"><text:line-break/></text:span><text:span text:style-name="T2">ppp</text:span><text:span text:style-name="T3"><text:line-break/></text:span><text:span text:style-name="T1">Uwielbiamy Cię /x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6">Jesteś Pokojem,</text:span><text:span text:style-name="T6"><text:line-break/></text:span><text:span text:style-name="T5">ppp</text:span><text:span text:style-name="T6"><text:line-break/></text:span><text:span text:style-name="T6">Jesteś Pokojem,</text:span><text:span text:style-name="T6"><text:line-break/></text:span><text:span text:style-name="T5">ppp</text:span><text:span text:style-name="T6"><text:line-break/></text:span><text:span text:style-name="T6">Jesteś Pokojem /x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3">Uwielbiamy Cię,</text:span><text:span text:style-name="T3"><text:line-break/></text:span><text:span text:style-name="T2">ppp</text:span><text:span text:style-name="T3"><text:line-break/></text:span><text:span text:style-name="T3">Uwielbiamy Cię,</text:span><text:span text:style-name="T3"><text:line-break/></text:span><text:span text:style-name="T2">ppp</text:span><text:span text:style-name="T3"><text:line-break/></text:span><text:span text:style-name="T1">Uwielbiamy Cię /x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Refren" style:family="graphic">
      <style:paragraph-properties fo:margin-left="0.884cm" fo:margin-right="0cm" fo:text-indent="0cm" style:text-autospace="none"/>
      <style:text-properties fo:font-size="24.7000007629395pt" fo:language="en" fo:country="US" fo:font-weight="bold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initial-creator>Maciej Wojtowicz</meta:initial-creator>
    <meta:creation-date>2006-03-21T17:59:36</meta:creation-date>
    <dc:date>2013-09-17T20:37:07.430000000</dc:date>
    <dc:language>pl-PL</dc:language>
    <meta:editing-cycles>8</meta:editing-cycles>
    <meta:editing-duration>PT18M6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